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97b" officeooo:paragraph-rsid="0012897b"/>
    </style:style>
    <style:style style:name="T1" style:family="text">
      <style:text-properties officeooo:rsid="001470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pan text:style-name="T1">infinite</text:span> operation loop specifically calls three functions designed by the group: <text:s/>bumbSense, tryPlay, and tryAdvance.</text:p>
      <text:p text:style-name="P1"/>
      <text:p text:style-name="P1">Remarkably, the bumpSense function senses bumps.</text:p>
      <text:p text:style-name="P1"/>
      <text:p text:style-name="P1">The tryPlay function sends a request for packet 18 from the robot. <text:s/>If the play button is pressed, the request will return one and the play function will commence. <text:s/>Otherwise, there is a return to main.</text:p>
      <text:p text:style-name="P1"/>
      <text:p text:style-name="P1">The play function can only be called by the tryPlay function. <text:s/>It has calls to two separate functions: <text:s/>driveStraightDistanceCm and rotateDegreeRight. <text:s/>These functions take parameters that determine the robot's movements.</text:p>
      <text:p text:style-name="P1"/>
      <text:p text:style-name="P1">The driveStraightDistanceCm takes an int parameter that is the amount of centemeters the robot should be moving forward. <text:s/>This measurement is divided by 30 centementers (for the speed) and is multiplied by 1000 for ms conversion for delay. <text:s/>t=d/v determines the time which the robot will move forward. <text:s/>Additionally, 350 was multiplied by the time figure for adjustments. <text:s/>The wheels move forward for the duration of the delay. <text:s/>At that point, the wheels stop.</text:p>
      <text:p text:style-name="P1"/>
      <text:p text:style-name="P1">The <text:s/>rotateDegreeRight function takes two parameters. <text:s/>One is a degree measurement, and the other is a boolean. <text:s/>The boolean determines the direction the robot is turning, i.e., true if the robot is turning right. <text:s/><text:span text:style-name="T1">It was determined that eight seconds multipled to the degree measurement gives an accurate turning radius for the robot while both wheels are spinning at 30 cm/s. <text:s/>After the delay, the wheels stop.</text:span></text:p>
      <text:p text:style-name="P1"/>
      <text:p text:style-name="P1">The tryAdvance function works in a similar way to the tryPlay function, <text:span text:style-name="T1">and the advance function works similar to the play button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52:28.812688108</meta:creation-date>
    <dc:date>2015-09-18T18:10:06.891821295</dc:date>
    <meta:editing-duration>PT2M27S</meta:editing-duration>
    <meta:editing-cycles>1</meta:editing-cycles>
    <meta:document-statistic meta:table-count="0" meta:image-count="0" meta:object-count="0" meta:page-count="1" meta:paragraph-count="7" meta:word-count="251" meta:character-count="1595" meta:non-whitespace-character-count="1335"/>
    <meta:generator>LibreOffice/4.2.8.2$Linux_X86_64 LibreOffice_project/420m0$Build-2</meta:generator>
  </office:meta>
</office:document-meta>
</file>